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1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6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earning from failure?<text:line-break/><text:span text:style-name="T1">No effect of errorful generation on a cued recall test</text:span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Olivia Flack, Tessa Guest, Stephen Mackintosh, Nick Monsell, Jenni Plaisted, Kate Rod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1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6T09:49:31.311717709</meta:creation-date>
    <meta:editing-duration>PT2M35S</meta:editing-duration>
    <meta:editing-cycles>2</meta:editing-cycles>
    <meta:generator>LibreOffice/6.3.3.2$Linux_X86_64 LibreOffice_project/30$Build-2</meta:generator>
    <dc:title>Alizarin</dc:title>
    <meta:initial-creator>Andy Wills</meta:initial-creator>
    <dc:date>2019-12-06T09:52:06.143514812</dc:date>
    <dc:creator>Andy Wills</dc:creator>
    <meta:document-statistic meta:object-count="45"/>
  </office:meta>
</office:document-meta>
</file>